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84f" officeooo:paragraph-rsid="001cc84f"/>
    </style:style>
    <style:style style:name="T1" style:family="text">
      <style:text-properties officeooo:rsid="001e63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FOR ROUND ROBIN AND PRIORITY : </text:p>
      <text:p text:style-name="P1">#include&lt;stdio.h&gt;</text:p>
      <text:p text:style-name="P1">#include&lt;stdlib.h&gt;</text:p>
      <text:p text:style-name="P1"/>
      <text:p text:style-name="P1">typedef struct</text:p>
      <text:p text:style-name="P1">{</text:p>
      <text:p text:style-name="P1"><text:tab/>int pid;</text:p>
      <text:p text:style-name="P1"><text:tab/>int start;</text:p>
      <text:p text:style-name="P1"><text:tab/>int arr;</text:p>
      <text:p text:style-name="P1"><text:tab/>int burst;</text:p>
      <text:p text:style-name="P1"><text:tab/>int pri;</text:p>
      <text:p text:style-name="P1"><text:tab/>int rem;</text:p>
      <text:p text:style-name="P1"><text:tab/>int wait;</text:p>
      <text:p text:style-name="P1"><text:tab/>int turn;</text:p>
      <text:p text:style-name="P1"><text:tab/>int flag;</text:p>
      <text:p text:style-name="P1">}job;</text:p>
      <text:p text:style-name="P1"/>
      <text:p text:style-name="P1">void gantt(job arr[], int n, int tot_time)</text:p>
      <text:p text:style-name="P1">{</text:p>
      <text:p text:style-name="P1"><text:tab/>if(n &lt;= 0)</text:p>
      <text:p text:style-name="P1"><text:tab/>return;</text:p>
      <text:p text:style-name="P1"><text:tab/></text:p>
      <text:p text:style-name="P1"><text:tab/>printf("\n\n\tGANTT CHART");</text:p>
      <text:p text:style-name="P1"><text:tab/></text:p>
      <text:p text:style-name="P1"><text:tab/>int i, j;</text:p>
      <text:p text:style-name="P1"><text:tab/></text:p>
      <text:p text:style-name="P1"><text:tab/>// printing the top bar</text:p>
      <text:p text:style-name="P1"><text:tab/>printf("\n\n\t ");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|");</text:p>
      <text:p text:style-name="P1"><text:tab/></text:p>
      <text:p text:style-name="P1"><text:tab/>// printing the process id in the middle</text:p>
      <text:p text:style-name="P1"><text:tab/>for(i=0; i&lt;n-1; i++)</text:p>
      <text:p text:style-name="P1"><text:tab/>{</text:p>
      <text:p text:style-name="P1"><text:tab/>for(j=arr[i].start; j&lt;arr[i+1].start - 1; j++)</text:p>
      <text:p text:style-name="P1"><text:tab/>printf(" ");</text:p>
      <text:p text:style-name="P1"><text:tab/>printf("P%d", arr[i].pid);</text:p>
      <text:p text:style-name="P1"><text:tab/></text:p>
      <text:p text:style-name="P1"><text:tab/>for(j=arr[i].start; j&lt;arr[i+1].start - 1; j++)</text:p>
      <text:p text:style-name="P1"><text:tab/>printf(" ");</text:p>
      <text:p text:style-name="P1"><text:tab/>printf("|");</text:p>
      <text:p text:style-name="P1"><text:tab/>}</text:p>
      <text:p text:style-name="P1"><text:soft-page-break/><text:tab/></text:p>
      <text:p text:style-name="P1"><text:tab/>for(j=0; j&lt;tot_time - arr[n-1].start - 1; j++)</text:p>
      <text:p text:style-name="P1"><text:tab/>printf(" ");</text:p>
      <text:p text:style-name="P1"><text:tab/>printf("P%d", arr[n-1].pid);</text:p>
      <text:p text:style-name="P1"><text:tab/>for(j=0; j&lt;tot_time - arr[n-1].start - 1; j++)</text:p>
      <text:p text:style-name="P1"><text:tab/>printf(" ");</text:p>
      <text:p text:style-name="P1"><text:tab/>printf("|");</text:p>
      <text:p text:style-name="P1"><text:tab/></text:p>
      <text:p text:style-name="P1"><text:tab/>printf("\n\t ");</text:p>
      <text:p text:style-name="P1"><text:tab/></text:p>
      <text:p text:style-name="P1"><text:tab/>// printing the bottom bar</text:p>
      <text:p text:style-name="P1"><text:tab/>for(i=0; i&lt;n-1; i++)</text:p>
      <text:p text:style-name="P1"><text:tab/>{</text:p>
      <text:p text:style-name="P1"><text:tab/>for(j=arr[i].start; j&lt;arr[i+1].start; j++)</text:p>
      <text:p text:style-name="P1"><text:tab/>printf("--");</text:p>
      <text:p text:style-name="P1"><text:tab/>printf(" ");</text:p>
      <text:p text:style-name="P1"><text:tab/>}</text:p>
      <text:p text:style-name="P1"><text:tab/></text:p>
      <text:p text:style-name="P1"><text:tab/>for(j=0; j&lt;tot_time - arr[n-1].start; j++)</text:p>
      <text:p text:style-name="P1"><text:tab/>printf("--");</text:p>
      <text:p text:style-name="P1"><text:tab/>printf(" ");</text:p>
      <text:p text:style-name="P1"><text:tab/></text:p>
      <text:p text:style-name="P1"><text:tab/>printf("\n\t");</text:p>
      <text:p text:style-name="P1"><text:tab/></text:p>
      <text:p text:style-name="P1"><text:tab/>// printing the time line</text:p>
      <text:p text:style-name="P1"><text:tab/>for(i=0; i&lt;n-1; i++)</text:p>
      <text:p text:style-name="P1"><text:tab/>{</text:p>
      <text:p text:style-name="P1"><text:tab/>printf("%d", arr[i].start);</text:p>
      <text:p text:style-name="P1"><text:tab/>for(j=arr[i].start; j&lt;arr[i+1].start; j++)</text:p>
      <text:p text:style-name="P1"><text:tab/>printf(" <text:s/>");</text:p>
      <text:p text:style-name="P1"><text:tab/>if(arr[i].start &gt; 9)</text:p>
      <text:p text:style-name="P1"><text:tab/>printf("\b"); // backspace : remove 1 space</text:p>
      <text:p text:style-name="P1"><text:tab/></text:p>
      <text:p text:style-name="P1"><text:tab/>}</text:p>
      <text:p text:style-name="P1"><text:tab/></text:p>
      <text:p text:style-name="P1"><text:tab/>printf("%d", arr[n-1].start);</text:p>
      <text:p text:style-name="P1"><text:tab/>for(j=0; j&lt;tot_time - arr[n-1].start; j++)</text:p>
      <text:p text:style-name="P1"><text:tab/>printf(" <text:s/>");</text:p>
      <text:p text:style-name="P1"><text:tab/>if(tot_time &gt; 9)</text:p>
      <text:p text:style-name="P1"><text:tab/>printf("\b%d", tot_time); // backspace : remove space for two digit time instances</text:p>
      <text:p text:style-name="P1"><text:tab/> <text:s text:c="3"/>printf("\n");</text:p>
      <text:p text:style-name="P1">}</text:p>
      <text:p text:style-name="P1"/>
      <text:p text:style-name="P1">void display(job ar[],int n)</text:p>
      <text:p text:style-name="P1">{</text:p>
      <text:p text:style-name="P1"><text:tab/>float avgturn=0,avgwait=0;</text:p>
      <text:p text:style-name="P1"><text:tab/>job temp;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pid&lt;ar[i].pid)</text:p>
      <text:p text:style-name="P1"><text:soft-page-break/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</text:p>
      <text:p text:style-name="P1"><text:tab/><text:tab/>}</text:p>
      <text:p text:style-name="P1"><text:tab/>}</text:p>
      <text:p text:style-name="P1"><text:tab/></text:p>
      <text:p text:style-name="P1"><text:tab/>printf("\nProcess ID\tArrival Time\tBurst Time\tTurnaround\tWaiting Time\n");</text:p>
      <text:p text:style-name="P1"><text:tab/>for(int i=0;i&lt;n;i++)</text:p>
      <text:p text:style-name="P1"><text:tab/>{</text:p>
      <text:p text:style-name="P1"><text:tab/><text:tab/>printf("\nP%d\t\t%d\t\t%d\t\t%d\t\t%d",ar[i].pid,ar[i].arr,ar[i].burst,ar[i].turn,ar[i].wait);</text:p>
      <text:p text:style-name="P1"><text:tab/><text:tab/>avgturn+=ar[i].turn;</text:p>
      <text:p text:style-name="P1"><text:tab/><text:tab/>avgwait+=ar[i].wait;</text:p>
      <text:p text:style-name="P1"><text:tab/>}</text:p>
      <text:p text:style-name="P1"><text:tab/>printf("\n Average \t\t\t\t\t%.2f\t\t%.2f",avgturn/n,avgwait/n);</text:p>
      <text:p text:style-name="P1"><text:tab/>printf("\n");</text:p>
      <text:p text:style-name="P1">}</text:p>
      <text:p text:style-name="P1"/>
      <text:p text:style-name="P1">void rr(job ar[],int n)</text:p>
      <text:p text:style-name="P1">{</text:p>
      <text:p text:style-name="P1"><text:tab/>int time=0;</text:p>
      <text:p text:style-name="P1"><text:tab/>float avgturn=0,avgwait=0;</text:p>
      <text:p text:style-name="P1"><text:tab/>int prev=-1;</text:p>
      <text:p text:style-name="P1"><text:tab/>printf("\n\n\t\tROUND ROBIN\n");</text:p>
      <text:p text:style-name="P1"><text:tab/>time=0;</text:p>
      <text:p text:style-name="P1"><text:tab/>int remain=0,endtime;</text:p>
      <text:p text:style-name="P1"><text:tab/>int q;</text:p>
      <text:p text:style-name="P1"><text:tab/>q=2;</text:p>
      <text:p text:style-name="P1"><text:tab/>int t=0;</text:p>
      <text:p text:style-name="P1"><text:tab/>int i=0;</text:p>
      <text:p text:style-name="P1"><text:tab/>job temp;</text:p>
      <text:p text:style-name="P1"><text:tab/>job g[10];</text:p>
      <text:p text:style-name="P1"><text:tab/>int count=0;</text:p>
      <text:p text:style-name="P1"><text:tab/></text:p>
      <text:p text:style-name="P1"><text:tab/>for(int i=0;i&lt;n-1;i++)</text:p>
      <text:p text:style-name="P1"><text:tab/>{</text:p>
      <text:p text:style-name="P1"><text:tab/><text:tab/>for(int j=i+1;j&lt;n;j++)</text:p>
      <text:p text:style-name="P1"><text:tab/><text:tab/>{</text:p>
      <text:p text:style-name="P1"><text:tab/><text:tab/><text:tab/>if(ar[j].arr&lt;ar[i].arr)</text:p>
      <text:p text:style-name="P1"><text:tab/><text:tab/><text:tab/>{</text:p>
      <text:p text:style-name="P1"><text:tab/><text:tab/><text:tab/><text:tab/>temp=ar[j];</text:p>
      <text:p text:style-name="P1"><text:tab/><text:tab/><text:tab/><text:tab/>ar[j]=ar[i];</text:p>
      <text:p text:style-name="P1"><text:tab/><text:tab/><text:tab/><text:tab/>ar[i]=temp;</text:p>
      <text:p text:style-name="P1"><text:tab/><text:tab/><text:tab/>}</text:p>
      <text:p text:style-name="P1"><text:tab/><text:tab/>}</text:p>
      <text:p text:style-name="P1"><text:tab/>}</text:p>
      <text:p text:style-name="P1"><text:tab/></text:p>
      <text:p text:style-name="P1"><text:tab/>for(int i=0;i&lt;n;i++)</text:p>
      <text:p text:style-name="P1"><text:tab/>{</text:p>
      <text:p text:style-name="P1"><text:soft-page-break/><text:tab/><text:tab/>time+=ar[i].burst;</text:p>
      <text:p text:style-name="P1"><text:tab/>}</text:p>
      <text:p text:style-name="P1"><text:tab/></text:p>
      <text:p text:style-name="P1"><text:tab/>while(remain!=n)</text:p>
      <text:p text:style-name="P1"><text:tab/>{</text:p>
      <text:p text:style-name="P1"><text:tab/><text:tab/>if(ar[i].flag==0)</text:p>
      <text:p text:style-name="P1"><text:tab/><text:tab/>{</text:p>
      <text:p text:style-name="P1"><text:tab/><text:tab/></text:p>
      <text:p text:style-name="P1"><text:tab/><text:tab/><text:tab/>if(ar[i].rem&gt;q &amp;&amp; ar[i].flag==0)</text:p>
      <text:p text:style-name="P1"><text:tab/><text:tab/><text:tab/>{</text:p>
      <text:p text:style-name="P1"><text:tab/><text:tab/><text:tab/><text:tab/>ar[i].start=t;</text:p>
      <text:p text:style-name="P1"><text:tab/><text:tab/><text:tab/><text:tab/>g[count++]=ar[i];</text:p>
      <text:p text:style-name="P1"><text:tab/><text:tab/><text:tab/><text:tab/>t=t+q;</text:p>
      <text:p text:style-name="P1"><text:tab/><text:tab/><text:tab/><text:tab/>ar[i].rem-=q;</text:p>
      <text:p text:style-name="P1"><text:tab/><text:tab/><text:tab/>}</text:p>
      <text:p text:style-name="P1"><text:tab/><text:tab/><text:tab/>else if(ar[i].flag==0)</text:p>
      <text:p text:style-name="P1"><text:tab/><text:tab/><text:tab/>{</text:p>
      <text:p text:style-name="P1"><text:tab/><text:tab/><text:tab/><text:tab/>ar[i].start=t;</text:p>
      <text:p text:style-name="P1"><text:tab/><text:tab/><text:tab/><text:tab/>g[count++]=ar[i];</text:p>
      <text:p text:style-name="P1"><text:tab/><text:tab/><text:tab/><text:tab/>t=t+ar[i].rem;</text:p>
      <text:p text:style-name="P1"><text:tab/><text:tab/><text:tab/><text:tab/>ar[i].rem=0;</text:p>
      <text:p text:style-name="P1"><text:tab/><text:tab/><text:tab/>}</text:p>
      <text:p text:style-name="P1"><text:tab/><text:tab/><text:tab/>if(ar[i].rem==0)</text:p>
      <text:p text:style-name="P1"><text:tab/><text:tab/><text:tab/>{</text:p>
      <text:p text:style-name="P1"><text:tab/><text:tab/><text:tab/><text:tab/>remain++;</text:p>
      <text:p text:style-name="P1"><text:tab/><text:tab/><text:tab/><text:tab/>endtime=t;</text:p>
      <text:p text:style-name="P1"><text:tab/><text:tab/><text:tab/><text:tab/>ar[i].turn=endtime-ar[i].arr;</text:p>
      <text:p text:style-name="P1"><text:tab/><text:tab/><text:tab/><text:tab/>ar[i].wait=endtime-ar[i].burst-ar[i].arr;</text:p>
      <text:p text:style-name="P1"><text:tab/><text:tab/><text:tab/><text:tab/>ar[i].flag=1;</text:p>
      <text:p text:style-name="P1"><text:tab/><text:tab/><text:tab/>}</text:p>
      <text:p text:style-name="P1"><text:tab/><text:tab/><text:tab/>i=(i+1)%n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=(i+1)%n;</text:p>
      <text:p text:style-name="P1"><text:tab/><text:tab/>}</text:p>
      <text:p text:style-name="P1"><text:tab/>}</text:p>
      <text:p text:style-name="P1"><text:tab/>display(ar,n);</text:p>
      <text:p text:style-name="P1"><text:tab/>gantt(g,count,time);</text:p>
      <text:p text:style-name="P1">}</text:p>
      <text:p text:style-name="P1"/>
      <text:p text:style-name="P1">void priority_n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tab/>int index;</text:p>
      <text:p text:style-name="P1"><text:tab/>job g[10];</text:p>
      <text:p text:style-name="P1"><text:tab/>int count=0;</text:p>
      <text:p text:style-name="P1"><text:tab/></text:p>
      <text:p text:style-name="P1"><text:tab/>printf("\n\n\t\tPRIORITY (Non Pre Emptive)\n");</text:p>
      <text:p text:style-name="P1"><text:tab/>time=0;</text:p>
      <text:p text:style-name="P1"><text:soft-page-break/><text:tab/>for(int i=0;i&lt;n;i++)</text:p>
      <text:p text:style-name="P1"><text:tab/>{</text:p>
      <text:p text:style-name="P1"><text:tab/><text:tab/>time+=ar[i].burst;</text:p>
      <text:p text:style-name="P1"><text:tab/>}</text:p>
      <text:p text:style-name="P1"/>
      <text:p text:style-name="P1"><text:tab/>for(int t=0;t&lt;time;)</text:p>
      <text:p text:style-name="P1"><text:tab/>{</text:p>
      <text:p text:style-name="P1"><text:tab/><text:tab/>min=9999;</text:p>
      <text:p text:style-name="P1"><text:tab/><text:tab/>for(int i=0;i&lt;n;i++)</text:p>
      <text:p text:style-name="P1"><text:tab/><text:tab/>{</text:p>
      <text:p text:style-name="P1"><text:tab/><text:tab/><text:tab/>if(ar[i].arr&lt;=t &amp;&amp; ar[i].pri&lt;min &amp;&amp; ar[i].flag==0)</text:p>
      <text:p text:style-name="P1"><text:tab/><text:tab/><text:tab/>{</text:p>
      <text:p text:style-name="P1"><text:tab/><text:tab/><text:tab/><text:tab/>min=ar[i].pri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ar[index].flag=1;</text:p>
      <text:p text:style-name="P1"><text:tab/><text:tab/>ar[index].wait=t-ar[index].arr;</text:p>
      <text:p text:style-name="P1"><text:tab/><text:tab/>ar[index].start=t;</text:p>
      <text:p text:style-name="P1"><text:tab/><text:tab/>g[count++]=ar[index];</text:p>
      <text:p text:style-name="P1"><text:tab/><text:tab/>t+=ar[index].burst;</text:p>
      <text:p text:style-name="P1"><text:tab/><text:tab/>ar[index].turn=t-ar[index].arr;</text:p>
      <text:p text:style-name="P1"><text:tab/>}</text:p>
      <text:p text:style-name="P1"><text:tab/>display(ar,n);</text:p>
      <text:p text:style-name="P1"><text:tab/>gantt(g,count,time);</text:p>
      <text:p text:style-name="P1">}</text:p>
      <text:p text:style-name="P1"/>
      <text:p text:style-name="P1">void priority_p(job ar[],int n)</text:p>
      <text:p text:style-name="P1">{</text:p>
      <text:p text:style-name="P1"><text:tab/>int time=0;</text:p>
      <text:p text:style-name="P1"><text:tab/>float avgturn=0,avgwait=0;</text:p>
      <text:p text:style-name="P1"><text:tab/>int min;</text:p>
      <text:p text:style-name="P1"><text:tab/>int index;</text:p>
      <text:p text:style-name="P1"><text:tab/>int prev=-1;</text:p>
      <text:p text:style-name="P1"><text:tab/>printf("\n\n\t\tPRIORITY (Pre Emptive)\n");</text:p>
      <text:p text:style-name="P1"><text:tab/>time=0;</text:p>
      <text:p text:style-name="P1"><text:tab/>int remain=0,endtime;</text:p>
      <text:p text:style-name="P1"><text:tab/>job g[10];</text:p>
      <text:p text:style-name="P1"><text:tab/>int count=0;</text:p>
      <text:p text:style-name="P1"><text:tab/></text:p>
      <text:p text:style-name="P1"><text:tab/>for(int i=0;i&lt;n;i++)</text:p>
      <text:p text:style-name="P1"><text:tab/>{</text:p>
      <text:p text:style-name="P1"><text:tab/><text:tab/>time+=ar[i].burst;</text:p>
      <text:p text:style-name="P1"><text:tab/>}</text:p>
      <text:p text:style-name="P1"><text:tab/></text:p>
      <text:p text:style-name="P1"><text:tab/>for(int t=0;remain!=n;t++)</text:p>
      <text:p text:style-name="P1"><text:tab/>{</text:p>
      <text:p text:style-name="P1"><text:tab/><text:tab/>min=9999;</text:p>
      <text:p text:style-name="P1"><text:tab/><text:tab/>for(int i=0;i&lt;n;i++)</text:p>
      <text:p text:style-name="P1"><text:tab/><text:tab/>{</text:p>
      <text:p text:style-name="P1"><text:tab/><text:tab/><text:tab/>if( ar[i].arr&lt;=t &amp;&amp; ar[i].pri&lt;min &amp;&amp; ar[i].rem&gt;0)</text:p>
      <text:p text:style-name="P1"><text:tab/><text:tab/><text:tab/>{</text:p>
      <text:p text:style-name="P1"><text:soft-page-break/><text:tab/><text:tab/><text:tab/><text:tab/>min=ar[i].pri;</text:p>
      <text:p text:style-name="P1"><text:tab/><text:tab/><text:tab/><text:tab/>index=i;</text:p>
      <text:p text:style-name="P1"><text:tab/><text:tab/><text:tab/>}</text:p>
      <text:p text:style-name="P1"><text:tab/><text:tab/>}</text:p>
      <text:p text:style-name="P1"><text:tab/><text:tab/>if(count!=0 &amp;&amp; g[count-1].pid != ar[index].pid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else if(count==0 &amp;&amp; t==0)</text:p>
      <text:p text:style-name="P1"><text:tab/><text:tab/>{</text:p>
      <text:p text:style-name="P1"><text:tab/><text:tab/><text:tab/>ar[index].start=t;</text:p>
      <text:p text:style-name="P1"><text:tab/><text:tab/><text:tab/>g[count++]=ar[index];</text:p>
      <text:p text:style-name="P1"><text:tab/><text:tab/>}</text:p>
      <text:p text:style-name="P1"><text:tab/><text:tab/>ar[index].rem-=1;</text:p>
      <text:p text:style-name="P1"><text:tab/><text:tab/></text:p>
      <text:p text:style-name="P1"><text:tab/><text:tab/>if(ar[index].rem==0)</text:p>
      <text:p text:style-name="P1"><text:tab/><text:tab/>{</text:p>
      <text:p text:style-name="P1"><text:tab/><text:tab/><text:tab/>remain++;</text:p>
      <text:p text:style-name="P1"><text:tab/><text:tab/><text:tab/>endtime=t+1;</text:p>
      <text:p text:style-name="P1"><text:tab/><text:tab/><text:tab/>ar[index].turn=endtime-ar[index].arr;</text:p>
      <text:p text:style-name="P1"><text:tab/><text:tab/><text:tab/>ar[index].wait=endtime-ar[index].burst-ar[index].arr;</text:p>
      <text:p text:style-name="P1"><text:tab/><text:tab/>}<text:tab/></text:p>
      <text:p text:style-name="P1"><text:tab/>}</text:p>
      <text:p text:style-name="P1"><text:tab/>display(ar,n);</text:p>
      <text:p text:style-name="P1"><text:tab/>gantt(g,count,time);</text:p>
      <text:p text:style-name="P1">}</text:p>
      <text:p text:style-name="P1"/>
      <text:p text:style-name="P1">void input(job ar[],int n)</text:p>
      <text:p text:style-name="P1">{</text:p>
      <text:p text:style-name="P1"><text:tab/>for(int i=0;i&lt;n;i++)</text:p>
      <text:p text:style-name="P1"><text:tab/>{</text:p>
      <text:p text:style-name="P1"><text:tab/><text:tab/>printf("\nEnter PID : ");</text:p>
      <text:p text:style-name="P1"><text:tab/><text:tab/>scanf("%d",&amp;ar[i].pid);</text:p>
      <text:p text:style-name="P1"><text:tab/><text:tab/>printf("Enter Arrival Time : ");</text:p>
      <text:p text:style-name="P1"><text:tab/><text:tab/>scanf("%d",&amp;ar[i].arr);</text:p>
      <text:p text:style-name="P1"><text:tab/><text:tab/>printf("Enter Burst Time : ");</text:p>
      <text:p text:style-name="P1"><text:tab/><text:tab/>scanf("%d",&amp;ar[i].burst);</text:p>
      <text:p text:style-name="P1"><text:tab/><text:tab/>printf("Enter Priority : ");</text:p>
      <text:p text:style-name="P1"><text:tab/><text:tab/>scanf("%d",&amp;ar[i].pri);</text:p>
      <text:p text:style-name="P1"><text:tab/><text:tab/>ar[i].rem=ar[i].burst;</text:p>
      <text:p text:style-name="P1"><text:tab/><text:tab/>ar[i].flag=0;</text:p>
      <text:p text:style-name="P1"><text:tab/>}</text:p>
      <text:p text:style-name="P1"><text:tab/>printf("\n");</text:p>
      <text:p text:style-name="P1">}</text:p>
      <text:p text:style-name="P1"/>
      <text:p text:style-name="P1">int main()</text:p>
      <text:p text:style-name="P1">{</text:p>
      <text:p text:style-name="P1"><text:tab/>job ar[10];</text:p>
      <text:p text:style-name="P1"><text:tab/>int n;</text:p>
      <text:p text:style-name="P1"><text:tab/>int time=0;</text:p>
      <text:p text:style-name="P1"><text:tab/>float avgturn=0,avgwait=0;</text:p>
      <text:p text:style-name="P1"><text:soft-page-break/><text:tab/>int min;</text:p>
      <text:p text:style-name="P1"><text:tab/>int index;</text:p>
      <text:p text:style-name="P1"><text:tab/>int choice=3;</text:p>
      <text:p text:style-name="P1"><text:tab/>while(choice!=0)</text:p>
      <text:p text:style-name="P1"><text:tab/>{</text:p>
      <text:p text:style-name="P1"><text:tab/><text:tab/>printf("\n\n\t\tCPU SCHEDULING ALGORITHMS\n");</text:p>
      <text:p text:style-name="P1"><text:tab/><text:tab/>printf("1.ROUND ROBIN\n2.PRIORITY\n0.EXIT\nEnter Choice : ");</text:p>
      <text:p text:style-name="P1"><text:tab/><text:tab/>scanf("%d",&amp;choice);</text:p>
      <text:p text:style-name="P1"><text:tab/><text:tab/>switch(choice)</text:p>
      <text:p text:style-name="P1"><text:tab/><text:tab/>{</text:p>
      <text:p text:style-name="P1"><text:tab/><text:tab/><text:tab/>case 1:<text:tab/><text:tab/><text:tab/></text:p>
      <text:p text:style-name="P1"><text:tab/><text:tab/><text:tab/><text:tab/>printf("\t\tROUND ROBIN CPU SCHEDULER\n"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rr(ar,n);</text:p>
      <text:p text:style-name="P1"><text:tab/><text:tab/><text:tab/><text:tab/>break;</text:p>
      <text:p text:style-name="P1"><text:tab/><text:tab/><text:tab/>case 2:</text:p>
      <text:p text:style-name="P1"><text:tab/><text:tab/><text:tab/><text:tab/>printf("\t\tPRIORITY CPU SCHEDULER\n");</text:p>
      <text:p text:style-name="P1"><text:tab/><text:tab/><text:tab/><text:tab/>printf("1. Non Preemptive PRIORITY\n2. Pre emptive PRIORITY\nEnter your option : ");</text:p>
      <text:p text:style-name="P1"><text:tab/><text:tab/><text:tab/><text:tab/>scanf("%d",&amp;choice);</text:p>
      <text:p text:style-name="P1"><text:tab/><text:tab/><text:tab/><text:tab/>printf("Enter Number of Processes : ");</text:p>
      <text:p text:style-name="P1"><text:tab/><text:tab/><text:tab/><text:tab/>scanf("%d",&amp;n);</text:p>
      <text:p text:style-name="P1"><text:tab/><text:tab/><text:tab/><text:tab/>input(ar,n);</text:p>
      <text:p text:style-name="P1"><text:tab/><text:tab/><text:tab/><text:tab/>if(choice==1)</text:p>
      <text:p text:style-name="P1"><text:tab/><text:tab/><text:tab/><text:tab/><text:tab/>priority_np(ar,n);</text:p>
      <text:p text:style-name="P1"><text:tab/><text:tab/><text:tab/><text:tab/>else if(choice==2)</text:p>
      <text:p text:style-name="P1"><text:tab/><text:tab/><text:tab/><text:tab/><text:tab/>priority_p(ar,n);</text:p>
      <text:p text:style-name="P1"><text:tab/><text:tab/><text:tab/><text:tab/>else</text:p>
      <text:p text:style-name="P1"><text:tab/><text:tab/><text:tab/><text:tab/><text:tab/>printf("Invalid Choice !!!\n");</text:p>
      <text:p text:style-name="P1"><text:tab/><text:tab/><text:tab/><text:tab/>break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OUTPUT:</text:p>
      <text:p text:style-name="P1">exam@OSNPL-C1<text:span text:style-name="T1">2</text:span>:~$ ./ass4</text:p>
      <text:p text:style-name="P1"/>
      <text:p text:style-name="P1"/>
      <text:p text:style-name="P1"><text:tab/><text:tab/>CPU SCHEDULING ALGORITHMS</text:p>
      <text:p text:style-name="P1">1.ROUND ROBIN</text:p>
      <text:p text:style-name="P1">2.PRIORITY</text:p>
      <text:p text:style-name="P1">0.EXIT</text:p>
      <text:p text:style-name="P1">Enter Choice : 1</text:p>
      <text:p text:style-name="P1"><text:tab/><text:tab/>ROUND ROBIN CPU SCHEDULER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>Enter Priority : 2</text:p>
      <text:p text:style-name="P1"><text:soft-page-break/></text:p>
      <text:p text:style-name="P1">Enter PID : 2</text:p>
      <text:p text:style-name="P1">Enter Arrival Time : 1</text:p>
      <text:p text:style-name="P1">Enter Burst Time : 2</text:p>
      <text:p text:style-name="P1">Enter Priority : 2</text:p>
      <text:p text:style-name="P1"/>
      <text:p text:style-name="P1">Enter PID : 3</text:p>
      <text:p text:style-name="P1">Enter Arrival Time : 1</text:p>
      <text:p text:style-name="P1">Enter Burst Time : 3</text:p>
      <text:p text:style-name="P1">Enter Priority : 4</text:p>
      <text:p text:style-name="P1"/>
      <text:p text:style-name="P1">Enter PID : 4</text:p>
      <text:p text:style-name="P1">Enter Arrival Time : 2</text:p>
      <text:p text:style-name="P1">Enter Burst Time : 1</text:p>
      <text:p text:style-name="P1">Enter Priority : 1</text:p>
      <text:p text:style-name="P1"/>
      <text:p text:style-name="P1">Enter PID : 5</text:p>
      <text:p text:style-name="P1">Enter Arrival Time : 2</text:p>
      <text:p text:style-name="P1">Enter Burst Time : 2</text:p>
      <text:p text:style-name="P1">Enter Priority : 3</text:p>
      <text:p text:style-name="P1"/>
      <text:p text:style-name="P1"/>
      <text:p text:style-name="P1"/>
      <text:p text:style-name="P1"><text:tab/><text:tab/>ROUND ROBIN</text:p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14<text:tab/><text:tab/>8</text:p>
      <text:p text:style-name="P1">P2<text:tab/><text:tab/>1<text:tab/><text:tab/>2<text:tab/><text:tab/>3<text:tab/><text:tab/>1</text:p>
      <text:p text:style-name="P1">P3<text:tab/><text:tab/>1<text:tab/><text:tab/>3<text:tab/><text:tab/>11<text:tab/><text:tab/>8</text:p>
      <text:p text:style-name="P1">P4<text:tab/><text:tab/>2<text:tab/><text:tab/>1<text:tab/><text:tab/>5<text:tab/><text:tab/>4</text:p>
      <text:p text:style-name="P1">P5<text:tab/><text:tab/>2<text:tab/><text:tab/>2<text:tab/><text:tab/>7<text:tab/><text:tab/>5</text:p>
      <text:p text:style-name="P1"><text:s/>Average <text:tab/><text:tab/><text:tab/><text:tab/><text:tab/>8.00<text:tab/><text:tab/>5.20</text:p>
      <text:p text:style-name="P1"/>
      <text:p text:style-name="P1"/>
      <text:p text:style-name="P1"><text:tab/>GANTT CHART</text:p>
      <text:p text:style-name="P1"/>
      <text:p text:style-name="P1"><text:tab/> ---- ---- ---- -- ---- ---- -- ---- </text:p>
      <text:p text:style-name="P1"><text:tab/>| P1 | P2 | P3 |P4| P5 | P1 |P3| P1 |</text:p>
      <text:p text:style-name="P1"><text:tab/> ---- ---- ---- -- ---- ---- -- ---- </text:p>
      <text:p text:style-name="P1"><text:tab/>0 <text:s text:c="3"/>2 <text:s text:c="3"/>4 <text:s text:c="3"/>6 <text:s/>7 <text:s text:c="3"/>9 <text:s text:c="3"/>11 12 <text:s text:c="2"/>14</text:p>
      <text:p text:style-name="P1"/>
      <text:p text:style-name="P1"/>
      <text:p text:style-name="P1"><text:tab/><text:tab/>CPU SCHEDULING ALGORITHMS</text:p>
      <text:p text:style-name="P1">1.ROUND ROBIN</text:p>
      <text:p text:style-name="P1">2.PRIORITY</text:p>
      <text:p text:style-name="P1">0.EXIT</text:p>
      <text:p text:style-name="P1">Enter Choice : 2</text:p>
      <text:p text:style-name="P1"><text:tab/><text:tab/>PRIORITY CPU SCHEDULER</text:p>
      <text:p text:style-name="P1">1. Non Preemptive PRIORITY</text:p>
      <text:p text:style-name="P1">2. Pre emptive PRIORITY</text:p>
      <text:p text:style-name="P1">Enter your option : 1</text:p>
      <text:p text:style-name="P1"><text:soft-page-break/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>Enter Priority : 2</text:p>
      <text:p text:style-name="P1"/>
      <text:p text:style-name="P1">Enter PID : 2</text:p>
      <text:p text:style-name="P1">Enter Arrival Time : 1</text:p>
      <text:p text:style-name="P1">Enter Burst Time : 2</text:p>
      <text:p text:style-name="P1">Enter Priority : 2</text:p>
      <text:p text:style-name="P1"/>
      <text:p text:style-name="P1">Enter PID : 3</text:p>
      <text:p text:style-name="P1">Enter Arrival Time : 1</text:p>
      <text:p text:style-name="P1">Enter Burst Time : 3</text:p>
      <text:p text:style-name="P1">Enter Priority : 4</text:p>
      <text:p text:style-name="P1"/>
      <text:p text:style-name="P1">Enter PID : 4</text:p>
      <text:p text:style-name="P1">Enter Arrival Time : 2</text:p>
      <text:p text:style-name="P1">Enter Burst Time : 1</text:p>
      <text:p text:style-name="P1">Enter Priority : 1</text:p>
      <text:p text:style-name="P1"/>
      <text:p text:style-name="P1">Enter PID : 5</text:p>
      <text:p text:style-name="P1">Enter Arrival Time : 2</text:p>
      <text:p text:style-name="P1">Enter Burst Time : 2</text:p>
      <text:p text:style-name="P1">Enter Priority : 3</text:p>
      <text:p text:style-name="P1"/>
      <text:p text:style-name="P1"/>
      <text:p text:style-name="P1"/>
      <text:p text:style-name="P1"><text:tab/><text:tab/>PRIORITY (Non Pre Emptive)</text:p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6<text:tab/><text:tab/>0</text:p>
      <text:p text:style-name="P1">P2<text:tab/><text:tab/>1<text:tab/><text:tab/>2<text:tab/><text:tab/>8<text:tab/><text:tab/>6</text:p>
      <text:p text:style-name="P1">P3<text:tab/><text:tab/>1<text:tab/><text:tab/>3<text:tab/><text:tab/>13<text:tab/><text:tab/>10</text:p>
      <text:p text:style-name="P1">P4<text:tab/><text:tab/>2<text:tab/><text:tab/>1<text:tab/><text:tab/>5<text:tab/><text:tab/>4</text:p>
      <text:p text:style-name="P1">P5<text:tab/><text:tab/>2<text:tab/><text:tab/>2<text:tab/><text:tab/>9<text:tab/><text:tab/>7</text:p>
      <text:p text:style-name="P1"><text:s/>Average <text:tab/><text:tab/><text:tab/><text:tab/><text:tab/>8.20<text:tab/><text:tab/>5.40</text:p>
      <text:p text:style-name="P1"/>
      <text:p text:style-name="P1"/>
      <text:p text:style-name="P1"><text:tab/>GANTT CHART</text:p>
      <text:p text:style-name="P1"/>
      <text:p text:style-name="P1"><text:tab/> ------------ -- ---- ---- ------ </text:p>
      <text:p text:style-name="P1"><text:tab/>| <text:s text:c="4"/>P1 <text:s text:c="4"/>|P4| P2 | P5 | <text:s/>P3 <text:s/>|</text:p>
      <text:p text:style-name="P1"><text:tab/> ------------ -- ---- ---- ------ </text:p>
      <text:p text:style-name="P1"><text:tab/>0 <text:s text:c="11"/>6 <text:s/>7 <text:s text:c="3"/>9 <text:s text:c="3"/>11 <text:s text:c="4"/>14</text:p>
      <text:p text:style-name="P1"/>
      <text:p text:style-name="P1"/>
      <text:p text:style-name="P1"><text:tab/><text:tab/>CPU SCHEDULING ALGORITHMS</text:p>
      <text:p text:style-name="P1">1.ROUND ROBIN</text:p>
      <text:p text:style-name="P1">2.PRIORITY</text:p>
      <text:p text:style-name="P1"><text:soft-page-break/>0.EXIT</text:p>
      <text:p text:style-name="P1">Enter Choice : 2</text:p>
      <text:p text:style-name="P1"><text:tab/><text:tab/>PRIORITY CPU SCHEDULER</text:p>
      <text:p text:style-name="P1">1. Non Preemptive PRIORITY</text:p>
      <text:p text:style-name="P1">2. Pre emptive PRIORITY</text:p>
      <text:p text:style-name="P1">Enter your option : 2</text:p>
      <text:p text:style-name="P1">Enter Number of Processes : 5</text:p>
      <text:p text:style-name="P1"/>
      <text:p text:style-name="P1">Enter PID : 1</text:p>
      <text:p text:style-name="P1">Enter Arrival Time : 0</text:p>
      <text:p text:style-name="P1">Enter Burst Time : 6</text:p>
      <text:p text:style-name="P1">Enter Priority : 2</text:p>
      <text:p text:style-name="P1"/>
      <text:p text:style-name="P1">Enter PID : 2</text:p>
      <text:p text:style-name="P1">Enter Arrival Time : 1</text:p>
      <text:p text:style-name="P1">Enter Burst Time : 2</text:p>
      <text:p text:style-name="P1">Enter Priority : 2</text:p>
      <text:p text:style-name="P1"/>
      <text:p text:style-name="P1">Enter PID : 3</text:p>
      <text:p text:style-name="P1">Enter Arrival Time : 1</text:p>
      <text:p text:style-name="P1">Enter Burst Time : 3</text:p>
      <text:p text:style-name="P1">Enter Priority : 4</text:p>
      <text:p text:style-name="P1"/>
      <text:p text:style-name="P1">Enter PID : 4</text:p>
      <text:p text:style-name="P1">Enter Arrival Time : 2</text:p>
      <text:p text:style-name="P1">Enter Burst Time : 1</text:p>
      <text:p text:style-name="P1">Enter Priority : 1</text:p>
      <text:p text:style-name="P1"/>
      <text:p text:style-name="P1">Enter PID : 5</text:p>
      <text:p text:style-name="P1">Enter Arrival Time : 2</text:p>
      <text:p text:style-name="P1">Enter Burst Time : 2</text:p>
      <text:p text:style-name="P1">Enter Priority : 3</text:p>
      <text:p text:style-name="P1"/>
      <text:p text:style-name="P1"/>
      <text:p text:style-name="P1"/>
      <text:p text:style-name="P1"><text:tab/><text:tab/>PRIORITY (Pre Emptive)</text:p>
      <text:p text:style-name="P1"/>
      <text:p text:style-name="P1">Process ID<text:tab/>Arrival Time<text:tab/>Burst Time<text:tab/>Turnaround<text:tab/>Waiting Time</text:p>
      <text:p text:style-name="P1"/>
      <text:p text:style-name="P1">P1<text:tab/><text:tab/>0<text:tab/><text:tab/>6<text:tab/><text:tab/>7<text:tab/><text:tab/>1</text:p>
      <text:p text:style-name="P1">P2<text:tab/><text:tab/>1<text:tab/><text:tab/>2<text:tab/><text:tab/>8<text:tab/><text:tab/>6</text:p>
      <text:p text:style-name="P1">P3<text:tab/><text:tab/>1<text:tab/><text:tab/>3<text:tab/><text:tab/>13<text:tab/><text:tab/>10</text:p>
      <text:p text:style-name="P1">P4<text:tab/><text:tab/>2<text:tab/><text:tab/>1<text:tab/><text:tab/>1<text:tab/><text:tab/>0</text:p>
      <text:p text:style-name="P1">P5<text:tab/><text:tab/>2<text:tab/><text:tab/>2<text:tab/><text:tab/>9<text:tab/><text:tab/>7</text:p>
      <text:p text:style-name="P1"><text:s/>Average <text:tab/><text:tab/><text:tab/><text:tab/><text:tab/>7.60<text:tab/><text:tab/>4.80</text:p>
      <text:p text:style-name="P1"/>
      <text:p text:style-name="P1"/>
      <text:p text:style-name="P1"><text:tab/>GANTT CHART</text:p>
      <text:p text:style-name="P1"/>
      <text:p text:style-name="P1"><text:tab/> ---- -- -------- ---- ---- ------ </text:p>
      <text:p text:style-name="P1"><text:tab/>| P1 |P4| <text:s text:c="2"/>P1 <text:s text:c="2"/>| P2 | P5 | <text:s/>P3 <text:s/>|</text:p>
      <text:p text:style-name="P1"><text:tab/> ---- -- -------- ---- ---- ------ </text:p>
      <text:p text:style-name="P1"><text:soft-page-break/><text:tab/>0 <text:s text:c="3"/>2 <text:s/>3 <text:s text:c="7"/>7 <text:s text:c="3"/>9 <text:s text:c="3"/>11 <text:s text:c="4"/>14</text:p>
      <text:p text:style-name="P1"/>
      <text:p text:style-name="P1"/>
      <text:p text:style-name="P1"><text:tab/><text:tab/>CPU SCHEDULING ALGORITHMS</text:p>
      <text:p text:style-name="P1">1.ROUND ROBIN</text:p>
      <text:p text:style-name="P1">2.PRIORITY</text:p>
      <text:p text:style-name="P1">0.EXIT</text:p>
      <text:p text:style-name="P1">Enter Choice 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9:01:46.687689070</meta:creation-date>
    <dc:date>2020-02-08T19:18:06.337287401</dc:date>
    <meta:editing-duration>PT1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1" meta:paragraph-count="470" meta:word-count="1179" meta:character-count="8180" meta:non-whitespace-character-count="6668"/>
  </office:meta>
</office:document-meta>
</file>